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FE0000011EEC12A20F2D391123.png" manifest:media-type="image/png"/>
  <manifest:file-entry manifest:full-path="Pictures/10000000000000E80000013EADF02C6E6EAB724C.png" manifest:media-type="image/png"/>
  <manifest:file-entry manifest:full-path="Pictures/100000000000021A000000EB6285872D98976191.jpg" manifest:media-type="image/jpeg"/>
  <manifest:file-entry manifest:full-path="Pictures/10000000000000FB0000012378AF90A7BF4A1A3F.png" manifest:media-type="image/pn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svg:stroke-color="#ff4000" draw:fill-color="#000000" fo:min-height="2.533cm"/>
      <style:paragraph-properties style:writing-mode="lr-tb"/>
    </style:style>
    <style:style style:name="pr2" style:family="presentation" style:parent-style-name="Default-title">
      <style:graphic-properties fo:min-height="2.88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0000ff"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713cm" svg:height="2.63cm" svg:x="21.719cm" svg:y="17.944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6.858cm" svg:height="2.995cm" svg:x="0.762cm" svg:y="17.272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15.494cm" svg:height="2.533cm" svg:x="5.588cm" svg:y="3.048cm" presentation:class="title" presentation:user-transformed="true">
          <draw:text-box>
            <text:p text:style-name="P2"><text:span text:style-name="T1">Estructuras mecánicas (IV)</text:span></text:p>
          </draw:text-box>
        </draw:frame>
        <draw:frame presentation:style-name="pr2" draw:text-style-name="P4" draw:layer="layout" svg:width="25.146cm" svg:height="2.883cm" svg:x="0.762cm" svg:y="0.673cm" presentation:class="title" presentation:user-transformed="true">
          <draw:text-box>
            <text:p text:style-name="P2"><text:span text:style-name="T2">MECATRÓNICA</text:span></text:p>
          </draw:text-box>
        </draw:frame>
        <draw:frame draw:style-name="gr2" draw:text-style-name="P2" draw:layer="layout" svg:width="6.639cm" svg:height="7.697cm" svg:x="3.775cm" svg:y="7.366cm">
          <draw:image xlink:href="Pictures/10000000000000FB0000012378AF90A7BF4A1A3F.png" xlink:type="simple" xlink:show="embed" xlink:actuate="onLoad" loext:mime-type="image/png">
            <text:p/>
          </draw:image>
        </draw:frame>
        <draw:frame draw:style-name="gr2" draw:text-style-name="P2" draw:layer="layout" svg:width="6.136cm" svg:height="8.411cm" svg:x="19.558cm" svg:y="6.858cm">
          <draw:image xlink:href="Pictures/10000000000000E80000013EADF02C6E6EAB724C.png" xlink:type="simple" xlink:show="embed" xlink:actuate="onLoad" loext:mime-type="image/png">
            <text:p/>
          </draw:image>
        </draw:frame>
        <draw:frame draw:style-name="gr2" draw:text-style-name="P2" draw:layer="layout" svg:width="6.718cm" svg:height="7.565cm" svg:x="11.176cm" svg:y="7.112cm">
          <draw:image xlink:href="Pictures/10000000000000FE0000011EEC12A20F2D39112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11-07T20:17:36.389558034</dc:date>
    <meta:editing-duration>P7DT21H26M13S</meta:editing-duration>
    <meta:editing-cycles>503</meta:editing-cycles>
    <meta:generator>LibreOffice/6.4.7.2$Linux_X86_64 LibreOffice_project/40$Build-2</meta:generator>
    <meta:print-date>2017-10-04T10:42:29.653181544</meta:print-date>
    <meta:document-statistic meta:object-count="30"/>
  </office:meta>
</office:document-meta>
</file>